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32237804286520641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8210795974420103445" text:style-name="L2">
        <text:list-item>
          <text:list>
            <text:list-header>
              <text:p text:style-name="P59">1.75 mile warm up at about 10:00/mile and rest a few minutes</text:p>
              <text:p text:style-name="P59">1 x 200, 4 x 400, 1 x 200 with about a 350m jog after each run. <text:s/></text:p>
              <text:p text:style-name="P59">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802496809227859339" text:style-name="L3">
        <text:list-item>
          <text:list>
            <text:list-header>
              <text:p text:style-name="P60">5.5 miles averaging 12:27/mile</text:p>
              <text:p text:style-name="P60">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793717735763455351"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10T22:39:42.98</dc:date>
    <dc:creator>James Lombardi</dc:creator>
    <meta:editing-duration>P3DT2H24M2S</meta:editing-duration>
    <meta:editing-cycles>312</meta:editing-cycles>
    <meta:generator>OpenOffice/4.1.2$Win32 OpenOffice.org_project/412m3$Build-9782</meta:generator>
    <meta:document-statistic meta:table-count="0" meta:image-count="0" meta:object-count="0" meta:page-count="46" meta:paragraph-count="1232" meta:word-count="13413" meta:character-count="66115"/>
  </office:meta>
</office:document-meta>
</file>